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93e76" officeooo:paragraph-rsid="00293e76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9477d" officeooo:paragraph-rsid="0029477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9477d" officeooo:paragraph-rsid="00368c0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ab828" officeooo:paragraph-rsid="002ab82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ab828" officeooo:paragraph-rsid="00368c0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ab828" officeooo:paragraph-rsid="0038104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c0c6c" officeooo:paragraph-rsid="002c0c6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c0c6c" officeooo:paragraph-rsid="003101c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c0c6c" officeooo:paragraph-rsid="0032efc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c0c6c" officeooo:paragraph-rsid="00368c0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e02a2" officeooo:paragraph-rsid="002e02a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e02a2" officeooo:paragraph-rsid="003101c0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73744" officeooo:paragraph-rsid="0025860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73744" officeooo:paragraph-rsid="003101c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fd493" officeooo:paragraph-rsid="003101c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101c0" officeooo:paragraph-rsid="003101c0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101c0" officeooo:paragraph-rsid="00368c0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9eec7" officeooo:paragraph-rsid="0039eec7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c3910" officeooo:paragraph-rsid="003c3910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paragraph-rsid="003c3910" style:font-size-asian="14pt" style:font-size-complex="14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3" style:family="paragraph" style:parent-style-name="Standard">
      <style:paragraph-properties fo:line-height="150%"/>
      <style:text-properties style:font-name="Ubuntu" fo:font-size="14pt" officeooo:rsid="003eb0f1" officeooo:paragraph-rsid="0041aa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c3910" officeooo:paragraph-rsid="003c3910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fo:font-weight="normal" officeooo:rsid="003eb0f1" officeooo:paragraph-rsid="0041aa9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1c0" style:font-weight-asian="bold" style:font-weight-complex="bold"/>
    </style:style>
    <style:style style:name="T3" style:family="text">
      <style:text-properties fo:font-weight="bold" officeooo:rsid="00408c0c" style:font-weight-asian="bold" style:font-weight-complex="bold"/>
    </style:style>
    <style:style style:name="T4" style:family="text">
      <style:text-properties fo:font-weight="bold" officeooo:rsid="0041aa91" style:font-weight-asian="bold" style:font-weight-complex="bold"/>
    </style:style>
    <style:style style:name="T5" style:family="text">
      <style:text-properties officeooo:rsid="0028acd9"/>
    </style:style>
    <style:style style:name="T6" style:family="text">
      <style:text-properties officeooo:rsid="003101c0"/>
    </style:style>
    <style:style style:name="T7" style:family="text">
      <style:text-properties officeooo:rsid="0032efc2"/>
    </style:style>
    <style:style style:name="T8" style:family="text">
      <style:text-properties officeooo:rsid="0032f79c"/>
    </style:style>
    <style:style style:name="T9" style:family="text">
      <style:text-properties officeooo:rsid="00350409"/>
    </style:style>
    <style:style style:name="T10" style:family="text">
      <style:text-properties officeooo:rsid="003a578f"/>
    </style:style>
    <style:style style:name="T11" style:family="text">
      <style:text-properties officeooo:rsid="003eb0f1"/>
    </style:style>
    <style:style style:name="T12" style:family="text">
      <style:text-properties officeooo:rsid="0041398c"/>
    </style:style>
    <style:style style:name="T13" style:family="text">
      <style:text-properties officeooo:rsid="0041a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Hierarquia</text:h>
      <text:p text:style-name="P7">O objetivo da hierarquia é organizar os itens e dar a eles um grau de importância ou organiza-los de acordo com a importancia. É preciso fazer isso de forma logica e estrategica, já que evita equivocos de entendimento pelos visitantes <text:span text:style-name="T11">e permite </text:span><text:span text:style-name="T12">a</text:span><text:span text:style-name="T11">os usuario</text:span><text:span text:style-name="T12">s</text:span><text:span text:style-name="T11"> encontrarem as informações que precisam de maneira mais rapido e facil</text:span>.</text:p>
      <text:p text:style-name="P7"/>
      <text:p text:style-name="P8"><text:span text:style-name="T8">A hierarquia c</text:span>ria uma organização visual para um layout e da ao leitor uma ideia de onde começar e terminar a leitura, <text:span text:style-name="T11">guiando o olhar dele, permitindo que entenda rapidamente a estrutura e quais elementos são mais importantes</text:span>. Cada elemento recebe um ranking de prioridade: Titulo, imagem, subtitulo, CTA, corpo do texto etc.</text:p>
      <text:p text:style-name="P8">Geralmente, há apenas uma mensagem mais importante que as outras, ela deve se destacar mais e guiar o publico pelo restante do conteudo.</text:p>
      <text:p text:style-name="P12"/>
      <text:p text:style-name="P12">Os elementos maiores, mais coloridos ou centrais estão em um nivel de hierarquia maior em relação aos elementos menores, mais monótonos e menos detalhados.</text:p>
      <text:p text:style-name="P14"/>
      <text:p text:style-name="P15">A hierarquia é aplicada para dar o foco desejado no momento correto, estimulando os usuarios a agir conforme o esperado. <text:span text:style-name="T6">Destribui</text:span><text:span text:style-name="T9">ndo</text:span><text:span text:style-name="T6"> os elementos de forma lógica e estrategica para influenciar a percepção dos usuarios.</text:span></text:p>
      <text:p text:style-name="P16"><text:soft-page-break/>Isso pode acontecer para incentivar inscrições, promover algum conteudo, destacar um produto, guiar uma sequencia de ações ou cliques em CTAs.</text:p>
      <text:p text:style-name="P16"/>
      <text:p text:style-name="P16">Outro fator é a experiencia do usuario. Na construção de um layout deve sempre ser levada em conta uma visita agradavel e intuitiva, fazendo com que o usuario goste de fazer o que é pedido.</text:p>
      <text:h text:style-name="P22" text:outline-level="2">Principais blocos de construção de uma hierarquia visual</text:h>
      <text:p text:style-name="P10">Posição, cor, tamanho, contraste, alinhamento, repetição, espaços em branco, <text:span text:style-name="T5">orientações e posições dos elementos.</text:span></text:p>
      <text:h text:style-name="P22" text:outline-level="2">Nivel de hierarquia</text:h>
      <text:p text:style-name="P9">Excelentes composições dividem os elementos em: mais importante <text:span text:style-name="T7">(reis)</text:span>, médio <text:span text:style-name="T7">(nobres)</text:span> e menos importante <text:span text:style-name="T7">(camponeses)</text:span>.</text:p>
      <text:p text:style-name="P9">O cerebro não consegue dar o mesmo nivel de importância para todos os elementos, por isso ele considera mais importante os elementos que são percebidos primeiro.</text:p>
      <text:p text:style-name="P9">Escolher a localização correta de cada elemento com base no nivel de importância é a chave para dominar este principio.</text:p>
      <text:p text:style-name="P11"><text:span text:style-name="T1"/></text:p>
      <text:p text:style-name="P11"><text:span text:style-name="T1">Os reis -</text:span> Esta no topo da escala hierarquica, são as coisas mais importantes. Devem ser mais extravagantes e demandam mais atenção.</text:p>
      <text:p text:style-name="P11"/>
      <text:p text:style-name="P11"><text:span text:style-name="T1">Os nobres -</text:span> Esta depois do rei na escala hierarquica. São elementos importantes, mas não demandam tanta atenção quanto os reis, são coisas como subtitulos, citações e informações <text:soft-page-break/>adicionais. É importante mante-los atraentes e visiveis, mas não tanto quanto os titulos.</text:p>
      <text:p text:style-name="P13"/>
      <text:p text:style-name="P11"><text:span text:style-name="T1">Os camponeses -</text:span> Estão no ultimo patamar de hierarquia. São elementos humildes, que recebem menos atenção visual, são coisas como o corpo do texto, informações menos importantes, links etc.</text:p>
      <text:h text:style-name="P22" text:outline-level="2">Objetivos da hierarquia visual</text:h>
      <text:p text:style-name="P1"><text:span text:style-name="T1">Orientação -</text:span> Construir um layout pensando em conduzir o usuario de ação em ação, sem que ele se sinta pressionado ou forçado a navegar.</text:p>
      <text:p text:style-name="P1"/>
      <text:p text:style-name="P1"><text:span text:style-name="T1">Comunicação -</text:span> Criar links na mente do usuario com o intuito de diminuir a carga cognitiva que ele recebe, diminuindo o esforço para achar informações e o caminho que deve trilhar.</text:p>
      <text:p text:style-name="P1"/>
      <text:p text:style-name="P1"><text:span text:style-name="T1">Impacto emocional -</text:span> Deve conter elemento<text:span text:style-name="T6">s</text:span> que envolvam o usuario de forma que ele se conecte com o conteudo e as ações, tornando a experiencia divertida e mais leve.</text:p>
      <text:h text:style-name="P22" text:outline-level="2">Principios da hierarquia visual</text:h>
      <text:p text:style-name="P2"><text:span text:style-name="T1">Tamanho e escala -</text:span> Elementos maiores são mais importantes.</text:p>
      <text:p text:style-name="P2"><text:span text:style-name="T1">Cor e contraste -</text:span> Cores vivas se destacam mais do que cores escuras.</text:p>
      <text:p text:style-name="P2"><text:span text:style-name="T1">Tipografia -</text:span> O tamanho e o tipo da fonte proporcionam diferenciações e destaques.</text:p>
      <text:p text:style-name="P2"><text:soft-page-break/><text:span text:style-name="T1">Proximidade -</text:span> Separa os elementos uns dos outros e cria sub-hierarquias.</text:p>
      <text:p text:style-name="P2"><text:span text:style-name="T1">Espaço</text:span><text:span text:style-name="T2">s</text:span><text:span text:style-name="T1"> em branco -</text:span> torna mais facil a visualização.</text:p>
      <text:p text:style-name="P2"><text:span text:style-name="T1">Alinhamento -</text:span> Cria ordem entre os elementos.</text:p>
      <text:p text:style-name="P2"><text:span text:style-name="T1">Repetição -</text:span> Atribui significado em relação aos elementos.</text:p>
      <text:p text:style-name="P2"><text:span text:style-name="T1">Linhas principais -</text:span> Guiam o olhar.</text:p>
      <text:p text:style-name="P2"><text:span text:style-name="T1">Regra dos terços -</text:span> elementos colocados no encontro de 4 linhas paralelas.</text:p>
      <text:h text:style-name="P22" text:outline-level="2"><text:span text:style-name="T1">Hierarquia tipografi</text:span><text:span text:style-name="T2">c</text:span><text:span text:style-name="T1">a</text:span></text:h>
      <text:p text:style-name="P3">Textos desempenham um papel fundamental na hierarquia.</text:p>
      <text:p text:style-name="P2">Para dar enfase e importância é necessario trabalhar com varias caracteristicas do texto alem do tamanho. É uma mistura de tamanho, estilo, peso e cor que vão influenciar no resultado final.</text:p>
      <text:p text:style-name="P2">É preciso ter atenção nos diferentes tipos de elementos contidos em um texto que vão desde o titulo, subtitulo, paragrafos, captions, citações etc.</text:p>
      <text:p text:style-name="P2">Criar uma ordem que faça sentido para o conteudo vai dar diferentes niveis de importância , fazendo o usuario compreender por onde ele começa a escanear os elementos. Dessa forma garantindo a eficacia <text:s/>da transmissão da mensagem.</text:p>
      <text:h text:style-name="P22" text:outline-level="2">Hierarquia com cores</text:h>
      <text:p text:style-name="P5">A cor contribui bastante para hierarquia como um todo. Elas possuem sua própria hierarquia, ou seja, um preto ou azul escuro <text:span text:style-name="T12">irão</text:span> chamar menos atenção se comparado com tons claros. Cada cor tem um peso diferente na interface.</text:p>
      <text:h text:style-name="P22" text:outline-level="2"><text:soft-page-break/>Hierarquia com tamanhos</text:h>
      <text:p text:style-name="P5">Ao trabalhar com tamanhos, é preciso não exagerar ou achar que o fato de um elemento estar grande é o suficiente para uma boa hierarquia, é necessario haver harmonia na composição para que os elementos não sejam desproporcionais.</text:p>
      <text:p text:style-name="P4">Embora o grande seja mais perceptivel, isso nem sempre é o melhor. O titulo não é mais importante, mas ele ser visto primeiro norteia o entendimento sobre o assunto abordado. Elementos maiores favorecem o clique e merecem<text:tab/>cuidado dobrado, sobretudo em dispositivos mobile que são menores.</text:p>
      <text:p text:style-name="P4">Essa hierarquia pode influenciar, nas formas, objetos e tipografias.</text:p>
      <text:h text:style-name="P22" text:outline-level="2">Escala</text:h>
      <text:p text:style-name="P17">É relacionada ao tamanho de um objeto em relação ao outro. Não importa o quão grande ou pequeno um objeto seja, ele não terá escala até ser comparado com outro. Isso vai permitir criar equilibrio em um design e dar foco nos elementos dominantes. Quanto maior a escala de diferença, maior a ênfase.</text:p>
      <text:h text:style-name="P22" text:outline-level="2">Testar <text:span text:style-name="T12">o </text:span>comportamento</text:h>
      <text:p text:style-name="P6">Hotjar</text:p>
      <text:p text:style-name="P18"/>
      <text:p text:style-name="P18"/>
      <text:h text:style-name="P22" text:outline-level="2">Dicas para criar uma hierarquia visual forte</text:h>
      <text:p text:style-name="P18"><text:span text:style-name="T1">Identifique o objetivo do design -</text:span> <text:span text:style-name="T10">É importante identificar qual é o objetivo do projeto. Isso ajudará a determinar quais elementos visuais precisam ser enfatizados e como eles devem ser organizados.</text:span></text:p>
      <text:p text:style-name="P18"><text:soft-page-break/></text:p>
      <text:p text:style-name="P18"><text:span text:style-name="T1">Use tamanhos de fonte diferentes -</text:span> <text:span text:style-name="T10">É uma maneira simples e eficaz de criar uma hierarquia visual. A fonte maior deve ser usada para enfatizar o titulo ou a mensagem mais importante e as fontes menores para informações secundarias.</text:span></text:p>
      <text:p text:style-name="P18"/>
      <text:p text:style-name="P18"><text:span text:style-name="T1">Escolha cores contrastantes -</text:span> <text:span text:style-name="T10">Vai ajudar a destacar informações importantes.</text:span></text:p>
      <text:p text:style-name="P18"/>
      <text:p text:style-name="P18"><text:span text:style-name="T1">Use espaços em branco </text:span><text:span text:style-name="T3">-</text:span> <text:span text:style-name="T10">Vai ajudar a criar uma hierarquia visual forte. Ao deixar espaço suficiente ao redor dos elementos, é possível enfatizar a importância deles.</text:span></text:p>
      <text:p text:style-name="P18"/>
      <text:p text:style-name="P18"><text:span text:style-name="T1">Escolha imagens e graficos cuidadosamente </text:span><text:span text:style-name="T3">-</text:span> <text:span text:style-name="T10">As imagens e graficos devem apoiar a mensagem que esta sendo transmitida. É importante escolher imagens que sejam relevantes e que ajudam a guiar o usuario através do conteudo.</text:span></text:p>
      <text:p text:style-name="P18"/>
      <text:p text:style-name="P18"><text:span text:style-name="T1">Considere a ordem de leitura -</text:span> <text:span text:style-name="T10">A ordem que o usuario lê o conteudo é importante. Por isso é preciso posicionar os elementos em uma ordem lógica que guie o usuario através do conteudo de maneira clara e eficaz.</text:span></text:p>
      <text:h text:style-name="P22" text:outline-level="2">Como sites são lidos</text:h>
      <text:p text:style-name="P25">A hierarquia é importante pois <text:span text:style-name="T13">os usuarios não leêm todas as informações que aparecem, ao invés disso, escaneiam e escolhem o que ler primeiro.</text:span></text:p>
      <text:p text:style-name="P19"><text:span text:style-name="T1"/></text:p>
      <text:p text:style-name="P19"><text:soft-page-break/><text:span text:style-name="T1">Usuarios decidem muito rapido -</text:span> a partir do momento que começam a interagir, levam milissegundos para decidir se vão continuar na interface.</text:p>
      <text:p text:style-name="P19"/>
      <text:p text:style-name="P19"><text:span text:style-name="T1">Usuarios preferem utilizar menos esforço ao interagir com uma interface -</text:span> Justifica a tendencia de escanear o conteudo ao invés de o ler por inteiro.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8:04:52.260000000</meta:creation-date>
    <dc:date>2024-01-23T12:24:32.179000000</dc:date>
    <meta:editing-duration>PT17H10M29S</meta:editing-duration>
    <meta:editing-cycles>34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57" meta:word-count="1162" meta:character-count="7181" meta:non-whitespace-character-count="6075"/>
  </office:meta>
</office:document-meta>
</file>